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1f92" officeooo:paragraph-rsid="001a1f92"/>
    </style:style>
    <style:style style:name="P2" style:family="paragraph" style:parent-style-name="Standard">
      <style:text-properties fo:font-weight="bold" officeooo:rsid="001a1f92" officeooo:paragraph-rsid="001a1f9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dc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ac</text:p>
      <text:p text:style-name="P1">Redac est un logiciel intégré destiné aux étudiants, enseignants et chercheurs.</text:p>
      <text:p text:style-name="P1">C’est, fondamentalement, un outil de prise ne note en mode texte enrichi, qui permet également de travailler en parallèle sur un fichier PDF et de faire des croquis rapides.</text:p>
      <text:p text:style-name="P1"/>
      <text:p text:style-name="P1"><text:span text:style-name="T1">Editeur de texte enrichi :</text:span> écriture en style normal, italique, souligné, gras, barré, surligné, indice, exposant, citation. <text:span text:style-name="T2">Format de paragraphe</text:span> <text:span text:style-name="T2">(gauche, centré, droite, justifié) </text:span>, vérification de l’orthographe en temps réel. Sauvegarde en RTF pour reprise par traitement de texte standard.</text:p>
      <text:p text:style-name="P1"><text:span text:style-name="T1">Editeur PDF :</text:span> ajout d’annotations, surlignage, sauvegarde <text:span text:style-name="T2">du PDF modifié <text:s/></text:span>en mode PDF non-destructif <text:span text:style-name="T2">pour reprise par logiciel standard.</text:span></text:p>
      <text:p text:style-name="P1"><text:span text:style-name="T1">Editeur de croquis :</text:span> dessin à main levée, ajout d’annotations texte, sauvegarde en PNG. </text:p>
      <text:p text:style-name="P1"/>
      <text:p text:style-name="P1">L’éditeur de texte est le cœur du projet : il permet d’intégrer le travail sur PDF et les croquis, selon la logique suivante :</text:p>
      <text:p text:style-name="P1"/>
      <text:p text:style-name="P1"/>
      <text:p text:style-name="P1"/>
      <text:p text:style-name="P1">Redac dispose de niveaux multiples d’annulation.</text:p>
      <text:p text:style-name="P1">Le contenu de l’éditeur est automatiquement sauvegardé lorsque vous quittez le logiciel, et automatiquement rechargé à la séance suivante.</text:p>
      <text:p text:style-name="P1">Il est possible d’activer, en outre, une sauvegarde automatique toutes les 5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0:16:24.576590197</meta:creation-date>
    <dc:date>2018-07-30T10:28:53.359977106</dc:date>
    <meta:editing-duration>PT1M56S</meta:editing-duration>
    <meta:editing-cycles>2</meta:editing-cycles>
    <meta:generator>LibreOffice/5.3.7.2$Linux_X86_64 LibreOffice_project/30m0$Build-2</meta:generator>
    <meta:document-statistic meta:table-count="0" meta:image-count="0" meta:object-count="0" meta:page-count="1" meta:paragraph-count="10" meta:word-count="177" meta:character-count="1169" meta:non-whitespace-character-count="1000"/>
  </office:meta>
</office:document-meta>
</file>